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ore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ore.getNod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ore.persist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tore.get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ore.Restore( NodeState nodeState , Path relQPath , NodeState [ ] versionStates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tore.create( NodeState nodeState , Path relQPath , NodeState versionState , boolean removeExist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ore.create( NodeState [ ] versionStates , boolean removeExist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ore.getVersion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ore.remove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